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 styresystem:</text:h>
      <text:p text:style-name="Standard">Som bruger vil jeg kunne starte/stoppe systemet. -</text:p>
      <text:p text:style-name="Standard">Som bruger vil jeg kunne benytte GUI</text:p>
      <text:p text:style-name="Standard">Som bruger vil jeg kunne indlæse/køre systemet DSL-filer direkte.</text:p>
      <text:p text:style-name="Standard">Som bruger vil jeg kunne se loggen. </text:p>
      <text:p text:style-name="Standard">Som bruger vil jeg kunne manuelt styre robotten. </text:p>
      <text:p text:style-name="Standard">Som bruger vil jeg kunne vælge mellem robotten og simulering. </text:p>
      <text:p text:style-name="Standard">Som bruger vil jeg kunne følge udviklingen af programmet. </text:p>
      <text:p text:style-name="Standard">Som bruger vil jeg kunne se klodserne, der er lagret. </text:p>
      <text:p text:style-name="Standard">Som bruger vil jeg kunne se, hvad systemet består af (producenter m.m.).</text:p>
      <text:p text:style-name="Standard">Som bruger vil jeg kunne logge ind.</text:p>
      <text:p text:style-name="Standard">Som bruger vil jeg kunne debugge/steppe/goto. </text:p>
      <text:p text:style-name="Standard"/>
      <text:h text:style-name="Heading_20_1" text:outline-level="1">For simulator:</text:h>
      <text:p text:style-name="Standard">Som styresystem vil jeg kunne hente værdier.</text:p>
      <text:p text:style-name="Standard">Som bruger vil jeg eksekvere kode (starte simulering).</text:p>
      <text:p text:style-name="Standard">Som bruger vil jeg kunne se grafisk visning. </text:p>
      <text:p text:style-name="Standard">Som bruger vil jeg kunne se, hvor lang tid simuleringen har kørt (for at finde ud af, hvor længe det virker i praksis).</text:p>
      <text:p text:style-name="Standard"/>
      <text:h text:style-name="Heading_20_1" text:outline-level="1">For IDE:</text:h>
      <text:p text:style-name="Standard">Som bruger vil jeg kunne have syntaks highlighting. </text:p>
      <text:p text:style-name="Standard">Som bruger vil jeg kunne skrive DSL deri (et sted at skrive sin kode).</text:p>
      <text:p text:style-name="Standard">Som bruger vil jeg kunne debugge. </text:p>
      <text:p text:style-name="Standard">Som bruger vil jeg kunne slå op på, hvilke kommandoer/nøgleord jeg kan bruge. </text:p>
      <text:p text:style-name="Standard">Som bruger vil jeg kunne ændre editor farveskema, font, tekststørrelse m.m. --</text:p>
      <text:p text:style-name="Standard">Som bruger vil jeg kunne tjekke for syntaksfejl. </text:p>
      <text:p text:style-name="Standard">Som bruger vil jeg have adgang til makrogenveje. </text:p>
      <text:p text:style-name="Standard">Som bruger vil jeg have genvejstaster for normale operationer. </text:p>
      <text:p text:style-name="Standard">Som bruger vil jeg kunne anvende IntelliSense/auto completion. </text:p>
      <text:p text:style-name="Standard">Som bruger vil jeg kunne sende fil over i styresystemet.</text:p>
      <text:p text:style-name="Standard">Som bruger vil jeg have auto-indentation. </text:p>
      <text:p text:style-name="Standard">Som bruger vil jeg have file explorer. </text:p>
      <text:p text:style-name="Standard">Som bruger vil jeg kunne have se ’about-box/aboutception. </text:p>
      <text:p text:style-name="Standard">Som bruger vil jeg kunne aktivere tekstombrydning.</text:p>
      <text:p text:style-name="Standard">Som bruger vil jeg have en statusbar med linjenummer, antal bogstaver m.m. </text:p>
      <text:h text:style-name="Heading_20_1" text:outline-level="1"/>
      <text:h text:style-name="Heading_20_1" text:outline-level="1">1. Iteration:</text:h>
      <text:list xml:id="list33223249" text:style-name="L1">
        <text:list-item>
          <text:p text:style-name="P1">Som bruger vil jeg kunne sætte tolerancen for placering af klodsen. </text:p>
        </text:list-item>
        <text:list-item>
          <text:p text:style-name="P1">Som bruger vil jeg kunne styre, hvor klodserne skal placeres. </text:p>
        </text:list-item>
        <text:list-item>
          <text:p text:style-name="P1">Som tekniker vil jeg kunne se positionen af robotten. </text:p>
        </text:list-item>
        <text:list-item>
          <text:p text:style-name="P1">Som tekniker vil jeg kunne kalibrere. </text:p>
        </text:list-item>
        <text:list-item>
          <text:p text:style-name="P1">Som bruger vil jeg kunne benytte GUI</text:p>
        </text:list-item>
        <text:list-item>
          <text:p text:style-name="P1">Som bruger vil jeg have muligheden for autosave. </text:p>
        </text:list-item>
        <text:list-item>
          <text:p text:style-name="P1"><text:soft-page-break/>Som bruger vil jeg have kunne undo-redo-funktionalitet. <text:s/></text:p>
        </text:list-item>
        <text:list-item>
          <text:p text:style-name="P1">Som bruger vil jeg have flere filer åbne på én gang. (hænger sammen med noget andet)</text:p>
        </text:list-item>
        <text:list-item>
          <text:p text:style-name="P1">Som bruger vil jeg kunne udskrive filer.(printe)</text:p>
        </text:list-item>
        <text:list-item>
          <text:p text:style-name="P1">Som bruger vil jeg kunne åbne/lukke filer. </text:p>
        </text:list-item>
        <text:list-item>
          <text:p text:style-name="P1">Som bruger vil jeg kunne gemme filer.</text:p>
        </text:list-item>
        <text:list-item>
          <text:p text:style-name="P1">Som bruger vil jeg kunne søge og erstatte i filen. </text:p>
        </text:list-item>
        <text:list-item>
          <text:p text:style-name="P1">Som bruger vil jeg blive påmindet om at gemme ændrede filer ved lukning.</text:p>
          <text:p text:style-name="P1"/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6T13:09:59.63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0" meta:image-count="0" meta:object-count="0" meta:page-count="2" meta:paragraph-count="47" meta:word-count="414" meta:character-count="2444" meta:non-whitespace-character-count="2063"/>
  </office:meta>
</office:document-meta>
</file>